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00000003D43EE9018D57D4268B.jpg" manifest:media-type="image/jpeg"/>
  <manifest:file-entry manifest:full-path="Pictures/100000000000010E0000019C5C2FA0DD26731315.jpg" manifest:media-type="image/jpeg"/>
  <manifest:file-entry manifest:full-path="Pictures/10000201000003D90000027C6DA244B67B27B87D.png" manifest:media-type="image/png"/>
  <manifest:file-entry manifest:full-path="Pictures/100002010000052800000370C689825737F87AC2.png" manifest:media-type="image/png"/>
  <manifest:file-entry manifest:full-path="Pictures/100000000000026C0000062C1C12422258655AAA.jpg" manifest:media-type="image/jpeg"/>
  <manifest:file-entry manifest:full-path="Pictures/1000000000000274000001D3622390B06F408F17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.429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4.207cm, 0cm, 3.754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.246cm, 0.297cm, 0.252cm, 0.113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2.67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0.599cm" svg:height="16.938cm" svg:x="20.1cm" svg:y="10cm">
          <draw:image xlink:href="Pictures/100000000000010E0000019C5C2FA0DD26731315.jpg" xlink:type="simple" xlink:show="embed" xlink:actuate="onLoad">
            <text:p/>
          </draw:image>
        </draw:frame>
        <draw:frame draw:style-name="gr2" draw:text-style-name="P1" draw:layer="layout" svg:width="19.649cm" svg:height="7.499cm" svg:x="2.2cm" svg:y="19.4cm">
          <draw:image xlink:href="Pictures/100002010000052800000370C689825737F87AC2.png" xlink:type="simple" xlink:show="embed" xlink:actuate="onLoad">
            <text:p/>
          </draw:image>
        </draw:frame>
        <draw:frame draw:style-name="gr3" draw:text-style-name="P1" draw:layer="layout" svg:width="16.182cm" svg:height="10.448cm" svg:x="4.5cm" svg:y="9cm">
          <draw:image xlink:href="Pictures/10000201000003D90000027C6DA244B67B27B87D.png" xlink:type="simple" xlink:show="embed" xlink:actuate="onLoad">
            <text:p/>
          </draw:image>
        </draw:frame>
        <draw:frame draw:style-name="gr4" draw:text-style-name="P1" draw:layer="layout" svg:width="16.399cm" svg:height="11.999cm" svg:x="3.201cm" svg:y="-1.799cm">
          <draw:image xlink:href="Pictures/1000000000000274000001D3622390B06F408F17.jpg" xlink:type="simple" xlink:show="embed" xlink:actuate="onLoad">
            <text:p/>
          </draw:image>
        </draw:frame>
        <draw:frame draw:style-name="gr3" draw:text-style-name="P1" draw:layer="layout" svg:width="12.554cm" svg:height="12.015cm" svg:x="18.146cm" svg:y="-1.815cm">
          <draw:image xlink:href="Pictures/1000000000000400000003D43EE9018D57D4268B.jpg" xlink:type="simple" xlink:show="embed" xlink:actuate="onLoad">
            <text:p/>
          </draw:image>
        </draw:frame>
        <draw:frame draw:style-name="gr5" draw:text-style-name="P1" draw:layer="layout" svg:width="9.899cm" svg:height="28.74cm" svg:x="-5.4cm" svg:y="-1.8cm">
          <draw:image xlink:href="Pictures/100000000000026C0000062C1C12422258655AAA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9T17:22:23.418834622</meta:creation-date>
    <dc:date>2020-10-30T20:27:33.289974350</dc:date>
    <meta:editing-duration>PT13M5S</meta:editing-duration>
    <meta:editing-cycles>4</meta:editing-cycles>
    <meta:generator>LibreOffice/5.1.6.2$Linux_X86_64 LibreOffice_project/10m0$Build-2</meta:generator>
    <meta:document-statistic meta:object-count="6"/>
  </office:meta>
</office:document-meta>
</file>